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Bibliography_20_1">
      <style:paragraph-properties>
        <style:tab-stops/>
      </style:paragraph-properties>
    </style:style>
    <style:style style:name="P3" style:family="paragraph" style:parent-style-name="Standard">
      <style:text-properties style:use-window-font-color="true" style:font-name="Helvetica" fo:font-size="12pt" style:font-name-asian="Helvetica" style:font-size-asian="12pt" style:font-name-complex="Helvetica" style:font-size-complex="12pt"/>
    </style:style>
    <style:style style:name="P4" style:family="paragraph" style:parent-style-name="Text_20_body">
      <style:text-properties style:use-window-font-color="true" style:font-name="Helvetica" fo:font-size="12pt" style:font-name-asian="Helvetica" style:font-size-asian="12pt" style:font-name-complex="Helvetica" style:font-size-complex="12pt"/>
    </style:style>
    <style:style style:name="T1" style:family="text">
      <style:text-properties style:use-window-font-color="true" style:font-name="Helvetica" fo:font-size="12pt" style:font-name-asian="Helvetica" style:font-size-asian="12pt" style:font-name-complex="Helvetica"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 Page Break Bibliography Index</text:h>
      <text:p text:style-name="P3"/>
      <text:p text:style-name="Standard"><text:span text:style-name="T1">A bibliography entry: </text:span><text:span text:style-name="T1"><text:bibliography-mark text:identifier="JFK_Moon" text:bibliography-type="inproceedings" text:author="JFK" text:note="We choose to go to the Moon in this decade and do the other things, not because they are easy, but because they are hard." text:year="1962">[JFK_Moon]</text:bibliography-mark></text:span><text:span text:style-name="T1"> end line.</text:span></text:p>
      <text:p text:style-name="Standard"><text:span text:style-name="T1">Another: </text:span><text:span text:style-name="T1"><text:bibliography-mark text:identifier="GUR00" text:bibliography-type="book" text:author="Gurley, Gabriel" text:pages="280" text:publisher="Concise Concepts, Inc." text:title="A Conceptual Guide to OpenOffice.org 2 for Windows and Linux" text:year="2007" text:custom1="English" text:isbn="9780977899135">[GUR00]</text:bibliography-mark></text:span><text:span text:style-name="T1"> end line.</text:span></text:p>
      <text:p text:style-name="Standard"><text:span text:style-name="T1">Another: </text:span><text:span text:style-name="T1"><text:bibliography-mark text:identifier="PAR00" text:bibliography-type="book" text:author="Jamrich Parsons, June; Oja, Dan; Mulder; Donna" text:pages="224" text:publisher="Delmar" text:title="Practical OpenOffice.org (Practical Series)" text:year="2006" text:custom1="English" text:isbn="9781423905578">[PAR00]</text:bibliography-mark></text:span><text:span text:style-name="T1"> end line.</text:span></text:p>
      <text:p text:style-name="P4">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P4">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P4">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P4">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P4">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P4">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P4">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JFK_Moon: JFK, , 1962</text:p>
          <text:p text:style-name="P2">GUR00: Gurley, Gabriel, A Conceptual Guide to OpenOffice.org 2 for Windows and Linux, 2007</text:p>
          <text:p text:style-name="P2"><text:soft-page-break/>PAR00: Jamrich Parsons, June; Oja, Dan; Mulder; Donna, Practical OpenOffice.org (Practical Series), 2006</text:p>
        </text:index-body>
      </text:bibliography>
      <text:p text:style-name="Standard">Las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40:04</meta:creation-date>
    <dc:date>2009-08-31T15:01:48</dc:date>
    <dc:creator>Vincent Spiewak</dc:creator>
    <meta:editing-duration>PT00H42M49S</meta:editing-duration>
    <meta:editing-cycles>6</meta:editing-cycles>
    <meta:generator>OpenOffice.org/3.1$Unix OpenOffice.org_project/310m11$Build-9399</meta:generator>
    <meta:document-statistic meta:table-count="0" meta:image-count="0" meta:object-count="0" meta:page-count="2" meta:paragraph-count="17" meta:word-count="705" meta:character-count="3621"/>
    <meta:user-defined meta:name="Info 1"/>
    <meta:user-defined meta:name="Info 2"/>
    <meta:user-defined meta:name="Info 3"/>
    <meta:user-defined meta:name="Info 4"/>
  </office:meta>
</office:document-meta>
</file>